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8485" officeooo:paragraph-rsid="00178485"/>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rsid="001a8426" officeooo:paragraph-rsid="001a8426"/>
    </style:style>
    <style:style style:name="T1" style:family="text">
      <style:text-properties fo:font-style="italic" style:font-style-asian="italic" style:font-style-complex="italic"/>
    </style:style>
    <style:style style:name="T2" style:family="text">
      <style:text-properties fo:font-style="italic" officeooo:rsid="00178485" style:font-style-asian="italic" style:font-style-complex="italic"/>
    </style:style>
    <style:style style:name="T3" style:family="text">
      <style:text-properties fo:font-style="italic" officeooo:rsid="0018eb3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8485" style:font-style-asian="normal" style:font-style-complex="normal"/>
    </style:style>
    <style:style style:name="T6" style:family="text">
      <style:text-properties fo:font-style="normal" officeooo:rsid="0018eb3e" style:font-style-asian="normal" style:font-style-complex="normal"/>
    </style:style>
    <style:style style:name="T7" style:family="text">
      <style:text-properties fo:font-style="normal" officeooo:rsid="001a8426"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Midas Touch – Nothing Gold Can Stay Comparison</text:p>
      <text:p text:style-name="P2"/>
      <text:p text:style-name="P2"><text:tab/><text:span text:style-name="T2">Midas Touch</text:span><text:span text:style-name="T5">, by Kepano Green, is </text:span><text:span text:style-name="T6">a song chronicling the progression of trees' leaves from the onset of fall to the beginning of winter, likening them to the mythical King Midas, who wished for all he touched to turn into gold, but did not realise the ramifications of his decision until too late. In contrast, </text:span><text:span text:style-name="T3">Nothing Gold Can Stay</text:span><text:span text:style-name="T6">, by Robert Frost, is about how nothing “golden,” that is, positive or beneficial, can last. Both stories have a similar central theme, but differ in their allusions and messages.</text:span></text:p>
      <text:p text:style-name="P2"><text:span text:style-name="T6"><text:tab/>One of the main themes of </text:span><text:span text:style-name="T3">Midas Touch</text:span><text:span text:style-name="T6"> is in the main chorus: “And the leaves are searching for the gold/When they find it they will fall/Just like everything else.” With this, Green is remarking on the human tendency to align one's goals with their wants, as opposed to what is most beneficial for them. He uses the metaphor of trees' leaves wanting to turn gold, simultaneously </text:span><text:span text:style-name="T7">beautifying them and marking the beginning of their death. However, in Frost's poem, he states “Nature's first green is gold/Her hardest hue to hold… Nothing gold can stay.” Here, he instead compa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8485" officeooo:paragraph-rsid="0017848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17</text:p>
        <text:p text:style-name="MP1">Hottman</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27:54.113491630</meta:creation-date>
    <dc:date>2015-10-19T20:07:42.438000000</dc:date>
    <meta:editing-duration>PT1M23S</meta:editing-duration>
    <meta:editing-cycles>3</meta:editing-cycles>
    <meta:generator>LibreOffice/4.4.0.3$Windows_x86 LibreOffice_project/de093506bcdc5fafd9023ee680b8c60e3e0645d7</meta:generator>
    <meta:document-statistic meta:table-count="0" meta:image-count="0" meta:object-count="0" meta:page-count="1" meta:paragraph-count="7" meta:word-count="200" meta:character-count="1179" meta:non-whitespace-character-count="982"/>
  </office:meta>
</office:document-meta>
</file>